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Courier New" svg:font-family="'Courier New'"/>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color="#ff0000"/>
    </style:style>
    <style:style style:name="P4" style:family="paragraph" style:parent-style-name="Standard">
      <style:text-properties fo:color="#ff0000" fo:font-size="13pt" style:font-size-asian="13pt" style:font-size-complex="13pt"/>
    </style:style>
    <style:style style:name="P5" style:family="paragraph" style:parent-style-name="Standard">
      <style:text-properties fo:color="#006600" fo:font-style="italic" fo:font-weight="bold" style:font-style-asian="italic" style:font-weight-asian="bold" style:font-style-complex="italic" style:font-weight-complex="bold"/>
    </style:style>
    <style:style style:name="P6" style:family="paragraph" style:parent-style-name="Standard">
      <style:text-properties fo:color="#006600" fo:font-size="13pt" fo:font-style="italic" style:font-size-asian="13pt" style:font-style-asian="italic" style:font-size-complex="13pt" style:font-style-complex="italic"/>
    </style:style>
    <style:style style:name="P7" style:family="paragraph" style:parent-style-name="Heading_20_1">
      <style:paragraph-properties fo:text-align="center" style:justify-single-word="false"/>
    </style:style>
    <style:style style:name="P8" style:family="paragraph" style:parent-style-name="Standard" style:master-page-name="MP0">
      <style:paragraph-properties style:page-number="auto" fo:break-before="page"/>
    </style:style>
    <style:style style:name="P9" style:family="paragraph" style:parent-style-name="Standard" style:list-style-name="L1"/>
    <style:style style:name="P10" style:family="paragraph" style:parent-style-name="Standard" style:list-style-name="L1">
      <style:text-properties fo:font-size="15pt" fo:font-weight="bold" style:font-size-asian="15pt" style:font-weight-asian="bold" style:font-size-complex="15pt" style:font-weight-complex="bold"/>
    </style:style>
    <style:style style:name="P11" style:family="paragraph" style:parent-style-name="Standard" style:list-style-name="L1">
      <style:text-properties fo:font-size="13pt" fo:font-weight="bold" style:font-size-asian="13pt" style:font-weight-asian="bold" style:font-size-complex="13pt" style:font-weight-complex="bold"/>
    </style:style>
    <style:style style:name="P12" style:family="paragraph" style:parent-style-name="Standard" style:list-style-name="L4">
      <style:text-properties fo:font-size="13pt" fo:font-weight="bold" style:font-size-asian="13pt" style:font-weight-asian="bold" style:font-size-complex="13pt" style:font-weight-complex="bold"/>
    </style:style>
    <style:style style:name="P13" style:family="paragraph" style:parent-style-name="Standard" style:list-style-name="L5">
      <style:text-properties fo:font-size="13pt" fo:font-weight="bold" style:font-size-asian="13pt" style:font-weight-asian="bold" style:font-size-complex="13pt" style:font-weight-complex="bold"/>
    </style:style>
    <style:style style:name="P14" style:family="paragraph" style:parent-style-name="Standard" style:list-style-name="L1">
      <style:text-properties fo:font-size="13pt" style:font-size-asian="13pt" style:font-size-complex="13pt"/>
    </style:style>
    <style:style style:name="P15" style:family="paragraph" style:parent-style-name="Standard" style:list-style-name="L1">
      <style:text-properties fo:font-size="14pt" fo:font-weight="bold" style:font-size-asian="14pt" style:font-weight-asian="bold" style:font-size-complex="14pt" style:font-weight-complex="bold"/>
    </style:style>
    <style:style style:name="P16" style:family="paragraph" style:parent-style-name="Standard" style:list-style-name="L1">
      <style:text-properties fo:font-size="14pt" style:font-size-asian="14pt" style:font-size-complex="14pt"/>
    </style:style>
    <style:style style:name="P17" style:family="paragraph" style:parent-style-name="Standard" style:list-style-name="L2"/>
    <style:style style:name="P18" style:family="paragraph" style:parent-style-name="Standard" style:list-style-name="L1">
      <style:text-properties fo:color="#000000" fo:font-size="14pt" fo:font-weight="bold" style:font-size-asian="14pt" style:font-weight-asian="bold" style:font-size-complex="14pt" style:font-weight-complex="bold"/>
    </style:style>
    <style:style style:name="P19" style:family="paragraph" style:parent-style-name="Standard" style:list-style-name="L1">
      <style:text-properties fo:color="#000000" fo:font-size="13pt" fo:font-weight="bold" style:font-size-asian="13pt" style:font-weight-asian="bold" style:font-size-complex="13pt" style:font-weight-complex="bold"/>
    </style:style>
    <style:style style:name="P20" style:family="paragraph" style:parent-style-name="Standard" style:list-style-name="L1">
      <style:text-properties fo:color="#000000" fo:font-size="13pt" style:font-size-asian="13pt" style:font-size-complex="13pt"/>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4">
      <style:text-properties officeooo:paragraph-rsid="000e124f"/>
    </style:style>
    <style:style style:name="P24" style:family="paragraph" style:parent-style-name="Standard" style:list-style-name="L5"/>
    <style:style style:name="P25" style:family="paragraph">
      <loext:graphic-properties draw:fill="none"/>
    </style:style>
    <style:style style:name="P26" style:family="paragraph">
      <style:paragraph-properties style:writing-mode="lr-tb"/>
    </style:style>
    <style:style style:name="P27" style:family="paragraph">
      <loext:graphic-properties draw:fill="none"/>
      <style:paragraph-properties style:writing-mode="lr-tb" style:font-independent-line-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style:font-size-asian="13pt" style:font-size-complex="13pt"/>
    </style:style>
    <style:style style:name="T10" style:family="text">
      <style:text-properties fo:font-size="13pt" officeooo:rsid="000e124f" style:font-size-asian="13pt" style:font-size-complex="13pt"/>
    </style:style>
    <style:style style:name="T11" style:family="text">
      <style:text-properties fo:font-size="13pt" officeooo:rsid="000e4ab3" style:font-size-asian="13pt" style:font-size-complex="13pt"/>
    </style:style>
    <style:style style:name="T12" style:family="text">
      <style:text-properties fo:font-size="13pt" style:font-size-asian="13pt" style:language-asian="en" style:country-asian="US" style:font-size-complex="13pt" style:language-complex="ar" style:country-complex="SA"/>
    </style:style>
    <style:style style:name="T13" style:family="text">
      <style:text-properties fo:font-size="13pt" fo:background-color="#ffff00" loext:char-shading-value="0" style:font-size-asian="13pt" style:font-size-complex="13pt"/>
    </style:style>
    <style:style style:name="T14" style:family="text">
      <style:text-properties fo:font-size="13pt" officeooo:rsid="000e92e2" fo:background-color="#ffff00" loext:char-shading-value="0" style:font-size-asian="13pt" style:font-size-complex="13pt"/>
    </style:style>
    <style:style style:name="T15" style:family="text">
      <style:text-properties fo:color="#ff0000"/>
    </style:style>
    <style:style style:name="T16" style:family="text">
      <style:text-properties fo:color="#ff0000" fo:font-size="13pt" style:font-size-asian="13pt" style:font-size-complex="13pt"/>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size="13pt" fo:font-weight="bold" style:font-size-asian="13pt" style:font-weight-asian="bold" style:font-size-complex="13pt" style:font-weight-complex="bold"/>
    </style:style>
    <style:style style:name="T20" style:family="text">
      <style:text-properties fo:color="#000000" fo:font-size="13pt" style:font-size-asian="13pt" style:font-size-complex="13pt"/>
    </style:style>
    <style:style style:name="T21" style:family="text">
      <style:text-properties fo:color="#000000" fo:font-size="13pt" fo:background-color="#ffff00" loext:char-shading-value="0" style:font-size-asian="13pt" style:font-size-complex="13pt"/>
    </style:style>
    <style:style style:name="T22" style:family="text">
      <style:text-properties fo:color="#000000" fo:font-size="14pt" fo:font-weight="bold" style:font-size-asian="14pt" style:font-weight-asian="bold" style:font-size-complex="14pt" style:font-weight-complex="bold"/>
    </style:style>
    <style:style style:name="T23" style:family="text">
      <style:text-properties fo:color="#006600" fo:font-style="italic" style:font-style-asian="italic" style:font-style-complex="italic"/>
    </style:style>
    <style:style style:name="T24" style:family="text">
      <style:text-properties fo:color="#00cc33" fo:font-size="13pt" style:font-size-asian="13pt" style:font-size-complex="13pt"/>
    </style:style>
    <style:style style:name="T25" style:family="text">
      <style:text-properties fo:color="#007826" fo:font-size="13pt" style:font-size-asian="13pt" style:font-size-complex="13pt"/>
    </style:style>
    <style:style style:name="T26"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text:list-style style:name="L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number text:level="6" text:style-name="WW_5f_CharLFO2LVL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4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5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5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none" draw:textarea-horizontal-align="left" draw:textarea-vertical-align="top"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list xml:id="list4290523458860010832" text:style-name="L1">
        <text:list-item>
          <text:p text:style-name="P10">Introduction</text:p>
          <text:list>
            <text:list-item>
              <text:p text:style-name="P9"><text:span text:style-name="Default_20_Paragraph_20_Font"><text:span text:style-name="T1">Purpose</text:span></text:span><text:span text:style-name="Default_20_Paragraph_20_Font"><text:span text:style-name="T3"> </text:span></text:span>– Describe functional specification of PerFin. To describe technologies used in the project.</text:p>
            </text:list-item>
            <text:list-item>
              <text:p text:style-name="P9"><text:span text:style-name="Default_20_Paragraph_20_Font"><text:span text:style-name="T1">Scope</text:span></text:span><text:span text:style-name="Default_20_Paragraph_20_Font"><text:span text:style-name="T2"> <text:s/></text:span></text:span></text:p>
              <text:list>
                <text:list-item>
                  <text:p text:style-name="P9">Product name – Personal Finance or PerFin</text:p>
                </text:list-item>
                <text:list-item>
                  <text:p text:style-name="P9">Basic description - <text:s/>Manage the day to day accounting. Keep and present stats for various accounting categories and for various period.</text:p>
                </text:list-item>
                <text:list-item>
                  <text:p text:style-name="P9">Scope – for personal use</text:p>
                </text:list-item>
              </text:list>
            </text:list-item>
            <text:list-item>
              <text:p text:style-name="P9"><text:span text:style-name="Default_20_Paragraph_20_Font"><text:span text:style-name="T1">Definitions, Acronyms, Abbreviations</text:span></text:span></text:p>
              <text:list>
                <text:list-item>
                  <text:p text:style-name="P11">Definitions</text:p>
                  <text:list>
                    <text:list-item>
                      <text:p text:style-name="P9">income statement/statement – incomes and expenses</text:p>
                    </text:list-item>
                    <text:list-item>
                      <text:p text:style-name="P9">daily income statement – incomes and expenses for given day</text:p>
                    </text:list-item>
                    <text:list-item>
                      <text:p text:style-name="P9">income statement period – a period of daily income statements with a start and end date. Usually a period duration is from salary to salary or roughly one month.</text:p>
                    </text:list-item>
                    <text:list-item>
                      <text:p text:style-name="P9">statement category – a distinct set of goods or services</text:p>
                    </text:list-item>
                    <text:list-item>
                      <text:p text:style-name="P9">subcategory – a subset of goods and services within given category</text:p>
                    </text:list-item>
                    <text:list-item>
                      <text:p text:style-name="P9">total – the total incomes/expenses for given category/subcategory</text:p>
                    </text:list-item>
                  </text:list>
                </text:list-item>
                <text:list-item>
                  <text:p text:style-name="P11">Acronyms</text:p>
                  <text:list>
                    <text:list-item>
                      <text:p text:style-name="P9"><text:span text:style-name="Default_20_Paragraph_20_Font"><text:span text:style-name="T3">PerFin</text:span></text:span> – Personal Finance app</text:p>
                    </text:list-item>
                  </text:list>
                </text:list-item>
                <text:list-item>
                  <text:p text:style-name="P11">Abbreviations</text:p>
                  <text:list>
                    <text:list-item>
                      <text:p text:style-name="P9"><text:span text:style-name="Default_20_Paragraph_20_Font"><text:span text:style-name="T5">TBD </text:span></text:span><text:span text:style-name="Default_20_Paragraph_20_Font"><text:span text:style-name="T3">– to be defined… - shows that requirements are not defined or not clear enough?</text:span></text:span></text:p>
                    </text:list-item>
                  </text:list>
                </text:list-item>
              </text:list>
            </text:list-item>
            <text:list-item>
              <text:p text:style-name="P15">References</text:p>
            </text:list-item>
            <text:list-item>
              <text:p text:style-name="P9"><text:span text:style-name="Default_20_Paragraph_20_Font"><text:span text:style-name="T1">Overview </text:span></text:span><text:span text:style-name="Default_20_Paragraph_20_Font"><text:span text:style-name="T3">– </text:span></text:span>The rest of the document contains functional description of PerFin</text:p>
            </text:list-item>
          </text:list>
        </text:list-item>
      </text:list>
      <text:p text:style-name="Standard"/>
      <text:list xml:id="list164428497446004" text:continue-numbering="true" text:style-name="L1">
        <text:list-item>
          <text:p text:style-name="P10">General Description</text:p>
          <text:list>
            <text:list-item>
              <text:p text:style-name="P9"><text:span text:style-name="Default_20_Paragraph_20_Font"><text:span text:style-name="T1">Product perspective </text:span></text:span><text:span text:style-name="Default_20_Paragraph_20_Font"><text:span text:style-name="T3">– </text:span></text:span>the intention is to transform existing excel process into app with ability to sync between devices</text:p>
            </text:list-item>
          </text:list>
        </text:list-item>
      </text:list>
      <text:p text:style-name="Standard"/>
      <text:list xml:id="list164429230090669" text:continue-numbering="true" text:style-name="L1">
        <text:list-item>
          <text:p text:style-name="P9"><text:s/><text:span text:style-name="Default_20_Paragraph_20_Font"><text:span text:style-name="T7">Specific Requirements</text:span></text:span></text:p>
          <text:list>
            <text:list-item>
              <text:p text:style-name="P15">User Interfaces</text:p>
              <text:list>
                <text:list-item>
                  <text:p text:style-name="P11">Common views</text:p>
                  <text:list>
                    <text:list-item>
                      <text:p text:style-name="P9"><text:span text:style-name="Default_20_Paragraph_20_Font"><text:span text:style-name="T8">Main menu</text:span></text:span><text:span text:style-name="Default_20_Paragraph_20_Font"><text:span text:style-name="T1">.</text:span></text:span><text:span text:style-name="Default_20_Paragraph_20_Font"><text:span text:style-name="T3"> Consists of:</text:span></text:span></text:p>
                      <text:list>
                        <text:list-item>
                          <text:p text:style-name="P9"><text:span text:style-name="Default_20_Paragraph_20_Font"><text:span text:style-name="T3">“Go Home” tab</text:span></text:span> – A link that when clicked returns to the “Totals” of home view</text:p>
                        </text:list-item>
                        <text:list-item>
                          <text:p text:style-name="P9"><text:span text:style-name="Default_20_Paragraph_20_Font"><text:span text:style-name="T3">“Find income statement period” - </text:span></text:span>a drop-down/search/whole view tab for searching statements periods. <text:span text:style-name="Default_20_Paragraph_20_Font"><text:span text:style-name="T4">TBD</text:span></text:span></text:p>
                        </text:list-item>
                      </text:list>
                    </text:list-item>
                  </text:list>
                </text:list-item>
              </text:list>
            </text:list-item>
          </text:list>
        </text:list-item>
      </text:list>
      <text:p text:style-name="Standard"><text:span text:style-name="Default_20_Paragraph_20_Font"><text:span text:style-name="T15">Q: Should this tab open new view or it is like input field?</text:span></text:span></text:p>
      <text:p text:style-name="P3">Q: What are searching criteria?</text:p>
      <text:list xml:id="list164428826564928" text:continue-numbering="true" text:style-name="L1">
        <text:list-item>
          <text:list>
            <text:list-item>
              <text:list>
                <text:list-item>
                  <text:list>
                    <text:list-item>
                      <text:list>
                        <text:list-item>
                          <text:p text:style-name="P9"><text:span text:style-name="Default_20_Paragraph_20_Font"><text:span text:style-name="T18">“Create Statement Period”</text:span></text:span><text:span text:style-name="Default_20_Paragraph_20_Font"><text:span text:style-name="T17"> - button</text:span></text:span></text:p>
                        </text:list-item>
                        <text:list-item>
                          <text:p text:style-name="P9"><text:span text:style-name="Default_20_Paragraph_20_Font"><text:span text:style-name="T18">“End period” - </text:span></text:span><text:span text:style-name="Default_20_Paragraph_20_Font"><text:span text:style-name="T17">button</text:span></text:span></text:p>
                        </text:list-item>
                      </text:list>
                    </text:list-item>
                    <text:list-item>
                      <text:p text:style-name="P9"><text:span text:style-name="Default_20_Paragraph_20_Font"><text:span text:style-name="T19">Statement period menu</text:span></text:span><text:span text:style-name="Default_20_Paragraph_20_Font"><text:span text:style-name="T22"> – </text:span></text:span><text:span text:style-name="Default_20_Paragraph_20_Font"><text:span text:style-name="T17">Tab-based horizontal. Default tab is “Totals” - this is the “Home View”.</text:span></text:span><text:span text:style-name="Default_20_Paragraph_20_Font"><text:span text:style-name="T22"> </text:span></text:span><text:span text:style-name="Default_20_Paragraph_20_Font"><text:span text:style-name="T17">Consists of Category tabs. Each tab opens category view.</text:span></text:span></text:p>
                    </text:list-item>
                    <text:list-item>
                      <text:p text:style-name="P9"><text:span text:style-name="Default_20_Paragraph_20_Font"><text:span text:style-name="T19">Category menu</text:span></text:span><text:span text:style-name="Default_20_Paragraph_20_Font"><text:span text:style-name="T22"> – </text:span></text:span><text:span text:style-name="Default_20_Paragraph_20_Font"><text:span text:style-name="T17">Tab-based with “category totals” tab as default. Subcategories </text:span></text:span><text:soft-page-break/><text:span text:style-name="Default_20_Paragraph_20_Font"><text:span text:style-name="T17"><text:tab/>in given category are in tabs.</text:span></text:span></text:p>
                    </text:list-item>
                  </text:list>
                </text:list-item>
                <text:list-item>
                  <text:p text:style-name="P11">Views</text:p>
                  <text:list>
                    <text:list-item>
                      <text:p text:style-name="P9"><text:span text:style-name="Default_20_Paragraph_20_Font"><text:span text:style-name="T8">Login View </text:span></text:span><text:span text:style-name="Default_20_Paragraph_20_Font"><text:span text:style-name="T3">– n/a</text:span></text:span></text:p>
                    </text:list-item>
                    <text:list-item>
                      <text:p text:style-name="P9"><text:span text:style-name="Default_20_Paragraph_20_Font"><text:span text:style-name="T8">Home View </text:span></text:span><text:span text:style-name="Default_20_Paragraph_20_Font"><text:span text:style-name="T3">– </text:span></text:span>Shows the “Totals” view in the current income statement period</text:p>
                      <text:list>
                        <text:list-item>
                          <text:p text:style-name="P9">Has tabular horizontal menu of the categories for the current statement period<text:span text:style-name="Default_20_Paragraph_20_Font"><text:span text:style-name="T3">. </text:span></text:span>When category is clicked a “<text:span text:style-name="Default_20_Paragraph_20_Font"><text:span text:style-name="T3">Category totals</text:span></text:span>” view displays.</text:p>
                        </text:list-item>
                        <text:list-item>
                          <text:p text:style-name="P9">Displays two subsections separated by vertical line and read-only total field, separated from sections with horizontal line</text:p>
                        </text:list-item>
                      </text:list>
                    </text:list-item>
                  </text:list>
                </text:list-item>
              </text:list>
            </text:list-item>
          </text:list>
        </text:list-item>
      </text:list>
      <text:list xml:id="list3012499834878273405" text:style-name="L2">
        <text:list-item>
          <text:list>
            <text:list-item>
              <text:list>
                <text:list-item>
                  <text:list>
                    <text:list-item>
                      <text:list>
                        <text:list-item>
                          <text:p text:style-name="P17">Income section – has the following editable input fields:</text:p>
                          <text:list>
                            <text:list-item>
                              <text:p text:style-name="P17">Salary</text:p>
                            </text:list-item>
                            <text:list-item>
                              <text:p text:style-name="P17">Other income</text:p>
                            </text:list-item>
                          </text:list>
                        </text:list-item>
                        <text:list-item>
                          <text:p text:style-name="P17">Expenses section – Is single read-only field</text:p>
                        </text:list-item>
                      </text:list>
                    </text:list-item>
                  </text:list>
                </text:list-item>
              </text:list>
            </text:list-item>
          </text:list>
        </text:list-item>
      </text:list>
      <text:list xml:id="list170904481873954" text:style-name="L1">
        <text:list-item>
          <text:list>
            <text:list-item>
              <text:list>
                <text:list-item>
                  <text:list>
                    <text:list-item>
                      <text:p text:style-name="P9"><text:span text:style-name="Default_20_Paragraph_20_Font"><text:span text:style-name="T8">Category View</text:span></text:span><text:span text:style-name="Default_20_Paragraph_20_Font"><text:span text:style-name="T1"> – </text:span></text:span><text:span text:style-name="Default_20_Paragraph_20_Font"><text:span text:style-name="T2">shows “category totals” -</text:span></text:span></text:p>
                      <text:list>
                        <text:list-item>
                          <text:p text:style-name="P9">A table, consisting of the following columns:</text:p>
                          <text:list>
                            <text:list-item>
                              <text:p text:style-name="P9"><text:s/>date</text:p>
                            </text:list-item>
                            <text:list-item>
                              <text:p text:style-name="P9">expenditure</text:p>
                            </text:list-item>
                          </text:list>
                        </text:list-item>
                      </text:list>
                    </text:list-item>
                  </text:list>
                </text:list-item>
              </text:list>
            </text:list-item>
          </text:list>
        </text:list-item>
      </text:list>
      <text:p text:style-name="Standard"><text:tab/><text:tab/><text:span text:style-name="Default_20_Paragraph_20_Font"><text:span text:style-name="T15">Q: How should be “add/edit” buttons displayed?</text:span></text:span></text:p>
      <text:list xml:id="list164429732495188" text:continue-numbering="true" text:style-name="L1">
        <text:list-item>
          <text:list>
            <text:list-item>
              <text:list>
                <text:list-item>
                  <text:list>
                    <text:list-item>
                      <text:list>
                        <text:list-item>
                          <text:p text:style-name="P9">A tabular horizontal menu with the subcategories</text:p>
                        </text:list-item>
                      </text:list>
                    </text:list-item>
                    <text:list-item>
                      <text:p text:style-name="P9"><text:span text:style-name="Default_20_Paragraph_20_Font"><text:span text:style-name="T8">Subcategory view</text:span></text:span><text:span text:style-name="Default_20_Paragraph_20_Font"><text:span text:style-name="T1"> –</text:span></text:span><text:span text:style-name="Default_20_Paragraph_20_Font"><text:span text:style-name="T2"> show subcategory statements</text:span></text:span></text:p>
                      <text:list>
                        <text:list-item>
                          <text:p text:style-name="P9">A table consisting of:</text:p>
                          <text:list>
                            <text:list-item>
                              <text:p text:style-name="P9">date</text:p>
                            </text:list-item>
                            <text:list-item>
                              <text:p text:style-name="P9">expenditure</text:p>
                            </text:list-item>
                          </text:list>
                        </text:list-item>
                      </text:list>
                    </text:list-item>
                  </text:list>
                </text:list-item>
              </text:list>
            </text:list-item>
          </text:list>
        </text:list-item>
      </text:list>
      <text:p text:style-name="Standard"><text:s/><text:span text:style-name="Default_20_Paragraph_20_Font"><text:span text:style-name="T23">Note: Different categories/subcategories tables might be in different colors</text:span></text:span></text:p>
      <text:p text:style-name="P5"/>
      <text:list xml:id="list164430397073716" text:continue-numbering="true" text:style-name="L1">
        <text:list-item>
          <text:list>
            <text:list-item>
              <text:p text:style-name="P18">Functional requirements</text:p>
              <text:list>
                <text:list-item>
                  <text:p text:style-name="P19">Getting current statement period</text:p>
                  <text:list>
                    <text:list-item>
                      <text:p text:style-name="P9"><text:span text:style-name="Default_20_Paragraph_20_Font"><text:span text:style-name="T19">Description – </text:span></text:span><text:span text:style-name="Default_20_Paragraph_20_Font"><text:span text:style-name="T20">gets the current(the most recent) statement period</text:span></text:span></text:p>
                    </text:list-item>
                    <text:list-item>
                      <text:p text:style-name="P19">Spec</text:p>
                      <text:list>
                        <text:list-item>
                          <text:list>
                            <text:list-item>
                              <text:p text:style-name="P20">If no period exists</text:p>
                              <text:list>
                                <text:list-item>
                                  <text:p text:style-name="P20">If http request is successful: <text:s/></text:p>
                                  <text:list>
                                    <text:list-item>
                                      <text:p text:style-name="P9"><text:span text:style-name="Default_20_Paragraph_20_Font"><text:span text:style-name="T20">returns null from the services and displays only tabs menus. The content is the following message: </text:span></text:span><text:span text:style-name="Default_20_Paragraph_20_Font"><text:span text:style-name="T21">No statement periods exist yet</text:span></text:span></text:p>
                                    </text:list-item>
                                    <text:list-item>
                                      <text:p text:style-name="P20">“Create Statement Period” button is enabled</text:p>
                                    </text:list-item>
                                  </text:list>
                                </text:list-item>
                                <text:list-item>
                                  <text:p text:style-name="P20">If http fails: <text:s/></text:p>
                                  <text:list>
                                    <text:list-item>
                                      <text:p text:style-name="P20">displays no content</text:p>
                                    </text:list-item>
                                    <text:list-item>
                                      <text:p text:style-name="P20">button is disabled</text:p>
                                    </text:list-item>
                                    <text:list-item>
                                      <text:p text:style-name="P20">displays pop-up informing for the mistake</text:p>
                                    </text:list-item>
                                  </text:list>
                                </text:list-item>
                              </text:list>
                            </text:list-item>
                            <text:list-item>
                              <text:p text:style-name="P20">If period exists</text:p>
                              <text:list>
                                <text:list-item>
                                  <text:p text:style-name="P20">If http is success:</text:p>
                                  <text:list>
                                    <text:list-item>
                                      <text:p text:style-name="P20">displays current statement period</text:p>
                                    </text:list-item>
                                    <text:list-item>
                                      <text:p text:style-name="P20">button is disabled</text:p>
                                    </text:list-item>
                                  </text:list>
                                </text:list-item>
                                <text:list-item>
                                  <text:p text:style-name="P20">If http is error:</text:p>
                                  <text:list>
                                    <text:list-item>
                                      <text:p text:style-name="P20">displays no content</text:p>
                                    </text:list-item>
                                    <text:list-item>
                                      <text:p text:style-name="P20">button is disabled</text:p>
                                    </text:list-item>
                                    <text:list-item>
                                      <text:p text:style-name="P20">displays pop-up informing for the mistake <text:line-break/></text:p>
                                    </text:list-item>
                                  </text:list>
                                </text:list-item>
                              </text:list>
                            </text:list-item>
                          </text:list>
                        </text:list-item>
                      </text:list>
                    </text:list-item>
                  </text:list>
                </text:list-item>
                <text:list-item>
                  <text:p text:style-name="P19"><text:soft-page-break/>Creating new income statement period</text:p>
                  <text:list>
                    <text:list-item>
                      <text:p text:style-name="P9"><text:span text:style-name="Default_20_Paragraph_20_Font"><text:span text:style-name="T19">Description – </text:span></text:span><text:span text:style-name="Default_20_Paragraph_20_Font"><text:span text:style-name="T20">creating new period consists of selecting start Date or ending current period or first time creation</text:span></text:span></text:p>
                    </text:list-item>
                    <text:list-item>
                      <text:p text:style-name="P19">Spec</text:p>
                      <text:list>
                        <text:list-item>
                          <text:list>
                            <text:list-item>
                              <text:p text:style-name="P20">Selecting start date:</text:p>
                              <text:list>
                                <text:list-item>
                                  <text:p text:style-name="P20">Open category/subcategory view</text:p>
                                </text:list-item>
                                <text:list-item>
                                  <text:p text:style-name="P9"><text:span text:style-name="Default_20_Paragraph_20_Font"><text:span text:style-name="T20">Click on specific date→ button “</text:span></text:span><text:span text:style-name="Default_20_Paragraph_20_Font"><text:span text:style-name="T19">Create Statement Period</text:span></text:span><text:span text:style-name="Default_20_Paragraph_20_Font"><text:span text:style-name="T20">” becomes clickable</text:span></text:span><text:span text:style-name="Default_20_Paragraph_20_Font"><text:span text:style-name="T19"> </text:span></text:span><text:span text:style-name="Default_20_Paragraph_20_Font"><text:span text:style-name="T20">if:</text:span></text:span></text:p>
                                  <text:list>
                                    <text:list-item>
                                      <text:p text:style-name="P20">date is from current period</text:p>
                                    </text:list-item>
                                    <text:list-item>
                                      <text:p text:style-name="P9"><text:span text:style-name="Default_20_Paragraph_20_Font"><text:span text:style-name="T20">date is not start date</text:span></text:span></text:p>
                                    </text:list-item>
                                  </text:list>
                                </text:list-item>
                                <text:list-item>
                                  <text:p text:style-name="P9"><text:span text:style-name="Default_20_Paragraph_20_Font"><text:span text:style-name="T20">Click on “</text:span></text:span><text:span text:style-name="Default_20_Paragraph_20_Font"><text:span text:style-name="T19">Create Statement Period</text:span></text:span><text:span text:style-name="Default_20_Paragraph_20_Font"><text:span text:style-name="T20">” confirmation dialog appears</text:span></text:span></text:p>
                                </text:list-item>
                                <text:list-item>
                                  <text:p text:style-name="P20">Previous date becomes previous period end date</text:p>
                                </text:list-item>
                                <text:list-item>
                                  <text:p text:style-name="P20">New period “Totals” view is displayed</text:p>
                                </text:list-item>
                              </text:list>
                            </text:list-item>
                            <text:list-item>
                              <text:p text:style-name="P20">Ending current period</text:p>
                            </text:list-item>
                            <text:list-item>
                              <text:p text:style-name="P20">Creating first statement period – when no periods exist, the “create statement period” button is available. Clicking it creates new period with starting date the current date</text:p>
                              <text:list>
                                <text:list-item>
                                  <text:p text:style-name="P9"><text:span text:style-name="Default_20_Paragraph_20_Font"><text:span text:style-name="T20">Click “</text:span></text:span><text:span text:style-name="Default_20_Paragraph_20_Font"><text:span text:style-name="T19">End Current period</text:span></text:span><text:span text:style-name="Default_20_Paragraph_20_Font"><text:span text:style-name="T20">” directly → current date(today) becomes end date of current period and tomorrow becomes start date of new period</text:span></text:span></text:p>
                                </text:list-item>
                                <text:list-item>
                                  <text:p text:style-name="P20">Through category view</text:p>
                                  <text:list>
                                    <text:list-item>
                                      <text:p text:style-name="P20">Open category/subcategory</text:p>
                                    </text:list-item>
                                    <text:list-item>
                                      <text:p text:style-name="P9"><text:span text:style-name="Default_20_Paragraph_20_Font"><text:span text:style-name="T20">click on date to select it → <text:s/>“</text:span></text:span><text:span text:style-name="Default_20_Paragraph_20_Font"><text:span text:style-name="T19">End Current period</text:span></text:span><text:span text:style-name="Default_20_Paragraph_20_Font"><text:span text:style-name="T20">” becomes clickable if selected date is from current period</text:span></text:span></text:p>
                                    </text:list-item>
                                    <text:list-item>
                                      <text:p text:style-name="P9"><text:span text:style-name="Default_20_Paragraph_20_Font"><text:span text:style-name="T20">click “</text:span></text:span><text:span text:style-name="Default_20_Paragraph_20_Font"><text:span text:style-name="T19">End current period</text:span></text:span><text:span text:style-name="Default_20_Paragraph_20_Font"><text:span text:style-name="T20">” <text:s/>→ confirmation appears. When confirmed selected date becomes end date of previous period and next date becomes start date of next period. All existing dates after start date are transferred</text:span></text:span><text:span text:style-name="Default_20_Paragraph_20_Font"><text:span text:style-name="T2"><text:tab/><text:tab/></text:span></text:span></text:p>
                                    </text:list-item>
                                  </text:list>
                                </text:list-item>
                              </text:list>
                            </text:list-item>
                          </text:list>
                        </text:list-item>
                      </text:list>
                    </text:list-item>
                  </text:list>
                </text:list-item>
                <text:list-item>
                  <text:p text:style-name="P11">Adding day to current statement period</text:p>
                  <text:list>
                    <text:list-item>
                      <text:p text:style-name="P9"><text:span text:style-name="Default_20_Paragraph_20_Font"><text:span text:style-name="T8">Description – </text:span></text:span><text:span text:style-name="Default_20_Paragraph_20_Font"><text:span text:style-name="T9">On system startup and navigation to home page</text:span></text:span><text:span text:style-name="Default_20_Paragraph_20_Font"><text:span text:style-name="T8"> </text:span></text:span><text:span text:style-name="Default_20_Paragraph_20_Font"><text:span text:style-name="T9">or at 12.01 AM server time the server checks if the current statement period(if any) last day is older than current date. If so the server adds the necessary days.</text:span></text:span></text:p>
                    </text:list-item>
                    <text:list-item>
                      <text:p text:style-name="P11">Spec</text:p>
                      <text:list>
                        <text:list-item>
                          <text:p text:style-name="P14">If any of the days to be added fails the operation stops and message is prepared for the users when he opens the app</text:p>
                          <text:list>
                            <text:list-item>
                              <text:p text:style-name="P9"><text:span text:style-name="Default_20_Paragraph_20_Font"><text:span text:style-name="T9">The message is: “</text:span></text:span><text:span text:style-name="Default_20_Paragraph_20_Font"><text:span text:style-name="T13">The automatic day insertion failed for (date). Please, </text:span></text:span><text:span text:style-name="Default_20_Paragraph_20_Font"><text:span text:style-name="T14">contact an admonistrator.</text:span></text:span><text:span text:style-name="Default_20_Paragraph_20_Font"><text:span text:style-name="T9">”</text:span></text:span></text:p>
                            </text:list-item>
                          </text:list>
                        </text:list-item>
                        <text:list-item>
                          <text:p text:style-name="P9"><text:span text:style-name="Default_20_Paragraph_20_Font"><text:span text:style-name="T9">Adding statement period day manually – </text:span></text:span><text:span text:style-name="Default_20_Paragraph_20_Font"><text:span text:style-name="T6">TBD</text:span></text:span></text:p>
                        </text:list-item>
                      </text:list>
                    </text:list-item>
                  </text:list>
                </text:list-item>
                <text:list-item>
                  <text:p text:style-name="P11">Editing statement period</text:p>
                  <text:list>
                    <text:list-item>
                      <text:p text:style-name="P9"><text:span text:style-name="Default_20_Paragraph_20_Font"><text:span text:style-name="T8">Description</text:span></text:span><text:span text:style-name="Default_20_Paragraph_20_Font"><text:span text:style-name="T9"> – Clicking on “edit” button of given statement period day opens dialog with the value in “Money spent” cell. Editing that value and confirming updates the statement period day category and subcategory expenses</text:span></text:span></text:p>
                    </text:list-item>
                    <text:list-item>
                      <text:p text:style-name="P11">Spec</text:p>
                      <text:list>
                        <text:list-item>
                          <text:p text:style-name="P14">Editing statement period in “Monthly Totals” <text:s/>or category 'totals' view is not possible</text:p>
                        </text:list-item>
                      </text:list>
                    </text:list-item>
                  </text:list>
                </text:list-item>
              </text:list>
            </text:list-item>
          </text:list>
        </text:list-item>
      </text:list>
      <text:p text:style-name="Standard"><text:soft-page-break/><text:span text:style-name="Default_20_Paragraph_20_Font"><text:span text:style-name="T16"><text:tab/><text:tab/><text:tab/>Q: Does saving input should also save input in the database?</text:span></text:span><text:span text:style-name="Default_20_Paragraph_20_Font"><text:span text:style-name="T24"> -Yes</text:span></text:span></text:p>
      <text:list xml:id="list164430096021999" text:continue-numbering="true" text:style-name="L1">
        <text:list-item>
          <text:list>
            <text:list-item>
              <text:list>
                <text:list-item>
                  <text:list>
                    <text:list-item>
                      <text:list>
                        <text:list-item>
                          <text:p text:style-name="P14">Editing the statement in subcategory</text:p>
                          <text:list>
                            <text:list-item>
                              <text:p text:style-name="P14">The Modal window contains:</text:p>
                              <text:list>
                                <text:list-item>
                                  <text:p text:style-name="P9"><text:span text:style-name="Default_20_Paragraph_20_Font"><text:span text:style-name="T9">Input field with the current value<text:tab/><text:tab/></text:span></text:span><text:span text:style-name="Default_20_Paragraph_20_Font"><text:span text:style-name="T25"><text:tab/><text:tab/></text:span></text:span></text:p>
                                </text:list-item>
                                <text:list-item>
                                  <text:p text:style-name="P14">Confirm button</text:p>
                                </text:list-item>
                                <text:list-item>
                                  <text:p text:style-name="P14">Close button</text:p>
                                </text:list-item>
                              </text:list>
                            </text:list-item>
                            <text:list-item>
                              <text:p text:style-name="P14">Clicking close button → <text:s/>closes the modal</text:p>
                            </text:list-item>
                            <text:list-item>
                              <text:p text:style-name="P14">Clicking confirm button → makes request to the server:</text:p>
                              <text:list>
                                <text:list-item>
                                  <text:p text:style-name="P14">If request is successful <text:s/>- value is updated and success message is displayed<text:tab/><text:tab/><text:tab/><text:tab/></text:p>
                                </text:list-item>
                                <text:list-item>
                                  <text:p text:style-name="P14">If request fails – pop-up with message is displayed and the period remains unchanged</text:p>
                                  <text:list>
                                    <text:list-item>
                                      <text:p text:style-name="P9"><text:span text:style-name="Default_20_Paragraph_20_Font"><text:span text:style-name="T9">Error message: “</text:span></text:span><text:span text:style-name="Default_20_Paragraph_20_Font"><text:span text:style-name="T13">Editing statement period failed</text:span></text:span><text:span text:style-name="Default_20_Paragraph_20_Font"><text:span text:style-name="T9">”</text:span></text:span></text:p>
                                    </text:list-item>
                                  </text:list>
                                </text:list-item>
                              </text:list>
                            </text:list-item>
                          </text:list>
                        </text:list-item>
                      </text:list>
                    </text:list-item>
                  </text:list>
                </text:list-item>
              </text:list>
            </text:list-item>
          </text:list>
        </text:list-item>
      </text:list>
      <text:p text:style-name="P4"><text:tab/><text:tab/><text:tab/><text:tab/>Q: How how does the message look?</text:p>
      <text:list xml:id="list164429897778797" text:continue-numbering="true" text:style-name="L1">
        <text:list-item>
          <text:list>
            <text:list-item>
              <text:list>
                <text:list-item>
                  <text:list>
                    <text:list-item>
                      <text:list>
                        <text:list-item>
                          <text:list>
                            <text:list-item>
                              <text:list>
                                <text:list-item>
                                  <text:p text:style-name="P14">During request some loader is showed request</text:p>
                                </text:list-item>
                              </text:list>
                            </text:list-item>
                          </text:list>
                        </text:list-item>
                      </text:list>
                    </text:list-item>
                  </text:list>
                </text:list-item>
                <text:list-item>
                  <text:p text:style-name="P11">Editing statement period – adding</text:p>
                </text:list-item>
              </text:list>
            </text:list-item>
          </text:list>
        </text:list-item>
      </text:list>
      <text:list xml:id="list3720782657650122095" text:style-name="L3">
        <text:list-item>
          <text:list>
            <text:list-item>
              <text:list>
                <text:list-item>
                  <text:list>
                    <text:list-item>
                      <text:p text:style-name="P21"><text:span text:style-name="Default_20_Paragraph_20_Font"><text:span text:style-name="T8">Description – </text:span></text:span><text:span text:style-name="Default_20_Paragraph_20_Font"><text:span text:style-name="T9">Clicking on add button opens dialog with value '0' in cell. Changing the value to some number(positive integer) and confirming, adds the number to the expenses for the current day.</text:span></text:span></text:p>
                    </text:list-item>
                  </text:list>
                </text:list-item>
              </text:list>
            </text:list-item>
          </text:list>
        </text:list-item>
      </text:list>
      <text:list xml:id="list4739552063588172674" text:style-name="L4">
        <text:list-item>
          <text:list>
            <text:list-item>
              <text:list>
                <text:list-item>
                  <text:list>
                    <text:list-item>
                      <text:p text:style-name="P12">Spec</text:p>
                      <text:list>
                        <text:list-item>
                          <text:p text:style-name="P22"><text:span text:style-name="Default_20_Paragraph_20_Font"><text:span text:style-name="T9">Adding in monthly totals is not possible</text:span></text:span></text:p>
                        </text:list-item>
                        <text:list-item>
                          <text:p text:style-name="P22"><text:span text:style-name="Default_20_Paragraph_20_Font"><text:span text:style-name="T9">Adding in category totals</text:span></text:span></text:p>
                          <text:list>
                            <text:list-item>
                              <text:p text:style-name="P22"><text:span text:style-name="Default_20_Paragraph_20_Font"><text:span text:style-name="T9">The modal window contains:</text:span></text:span></text:p>
                              <text:list>
                                <text:list-item>
                                  <text:p text:style-name="P22"><text:span text:style-name="Default_20_Paragraph_20_Font"><text:span text:style-name="T9">Input field with 0 as value</text:span></text:span></text:p>
                                </text:list-item>
                                <text:list-item>
                                  <text:p text:style-name="P22"><text:span text:style-name="Default_20_Paragraph_20_Font"><text:span text:style-name="T9">A dropdown of the subcategories</text:span></text:span></text:p>
                                  <text:list>
                                    <text:list-item>
                                      <text:p text:style-name="P22"><text:span text:style-name="Default_20_Paragraph_20_Font"><text:span text:style-name="T9">By default “other” is selected</text:span></text:span></text:p>
                                    </text:list-item>
                                    <text:list-item>
                                      <text:p text:style-name="P23"><text:span text:style-name="Default_20_Paragraph_20_Font"><text:span text:style-name="T10">'total</text:span></text:span><text:span text:style-name="Default_20_Paragraph_20_Font"><text:span text:style-name="T11">s</text:span></text:span><text:span text:style-name="Default_20_Paragraph_20_Font"><text:span text:style-name="T10">' subcategory is not displayed</text:span></text:span></text:p>
                                    </text:list-item>
                                    <text:list-item>
                                      <text:p text:style-name="P23"><text:span text:style-name="Default_20_Paragraph_20_Font"><text:span text:style-name="T10">changing subcategory changes dropdown title and sets new subcategory for saving expenses changes</text:span></text:span></text:p>
                                    </text:list-item>
                                  </text:list>
                                </text:list-item>
                                <text:list-item>
                                  <text:p text:style-name="P22"><text:span text:style-name="Default_20_Paragraph_20_Font"><text:span text:style-name="T9">Confirm button</text:span></text:span></text:p>
                                </text:list-item>
                                <text:list-item>
                                  <text:p text:style-name="P22"><text:span text:style-name="Default_20_Paragraph_20_Font"><text:span text:style-name="T9">Close button</text:span></text:span></text:p>
                                </text:list-item>
                              </text:list>
                            </text:list-item>
                            <text:list-item>
                              <text:p text:style-name="P22"><text:span text:style-name="Default_20_Paragraph_20_Font"><text:span text:style-name="T9">The selected subcategory is “other”</text:span></text:span></text:p>
                            </text:list-item>
                            <text:list-item>
                              <text:p text:style-name="P22"><text:span text:style-name="Default_20_Paragraph_20_Font"><text:span text:style-name="T9">Clicking buttons – same as “</text:span></text:span><text:span text:style-name="Default_20_Paragraph_20_Font"><text:span text:style-name="T8">Edit Statement Period</text:span></text:span><text:span text:style-name="Default_20_Paragraph_20_Font"><text:span text:style-name="T9">”</text:span></text:span></text:p>
                            </text:list-item>
                          </text:list>
                        </text:list-item>
                      </text:list>
                    </text:list-item>
                  </text:list>
                </text:list-item>
              </text:list>
            </text:list-item>
          </text:list>
        </text:list-item>
      </text:list>
      <text:list xml:id="list6436827684036178980" text:style-name="L5">
        <text:list-item>
          <text:list>
            <text:list-item>
              <text:list>
                <text:list-item>
                  <text:list>
                    <text:list-item>
                      <text:list>
                        <text:list-item>
                          <text:p text:style-name="P24"><text:span text:style-name="Default_20_Paragraph_20_Font"><text:span text:style-name="T9">Adding in subcategory – same as “</text:span></text:span><text:span text:style-name="Default_20_Paragraph_20_Font"><text:span text:style-name="T8">Edit Statement Period</text:span></text:span><text:span text:style-name="Default_20_Paragraph_20_Font"><text:span text:style-name="T9">”</text:span></text:span></text:p>
                        </text:list-item>
                        <text:list-item>
                          <text:p text:style-name="P13"/>
                        </text:list-item>
                      </text:list>
                    </text:list-item>
                  </text:list>
                </text:list-item>
              </text:list>
            </text:list-item>
          </text:list>
        </text:list-item>
      </text:list>
      <text:p text:style-name="P1"/>
      <text:p text:style-name="P6"><text:tab/><text:tab/><text:tab/><text:tab/></text:p>
      <text:list xml:id="list170904457901449" text:style-name="L1">
        <text:list-item>
          <text:list>
            <text:list-item>
              <text:p text:style-name="P9"><text:span text:style-name="Default_20_Paragraph_20_Font"><text:span text:style-name="T1">Technical requirements</text:span></text:span></text:p>
              <text:list>
                <text:list-item>
                  <text:p text:style-name="P15">General</text:p>
                  <text:list>
                    <text:list-item>
                      <text:p text:style-name="P15">The app is single page app with the following api:</text:p>
                      <text:list>
                        <text:list-item>
                          <text:p text:style-name="P15">/api - base route for endpoints</text:p>
                        </text:list-item>
                        <text:list-item>
                          <text:p text:style-name="P9"><text:span text:style-name="Default_20_Paragraph_20_Font"><text:span text:style-name="T1">/create – </text:span></text:span><text:span text:style-name="Default_20_Paragraph_20_Font"><text:span text:style-name="T2">creates new statement period</text:span></text:span></text:p>
                          <text:list>
                            <text:list-item>
                              <text:p text:style-name="P16">input – statement period first day</text:p>
                            </text:list-item>
                            <text:list-item>
                              <text:p text:style-name="P16">output – statement period</text:p>
                            </text:list-item>
                          </text:list>
                        </text:list-item>
                      </text:list>
                    </text:list-item>
                  </text:list>
                </text:list-item>
                <text:list-item>
                  <text:p text:style-name="P15">Frontend</text:p>
                  <text:list>
                    <text:list-item>
                      <text:p text:style-name="P11"><text:soft-page-break/>Use React as rendering library</text:p>
                      <text:list>
                        <text:list-item>
                          <text:p text:style-name="P14">use JSX syntax</text:p>
                        </text:list-item>
                        <text:list-item>
                          <text:p text:style-name="P14">use ES6</text:p>
                        </text:list-item>
                        <text:list-item>
                          <text:p text:style-name="P14">use React-bootstrap</text:p>
                        </text:list-item>
                        <text:list-item>
                          <text:p text:style-name="P14">use fetch for AJAX</text:p>
                        </text:list-item>
                      </text:list>
                    </text:list-item>
                  </text:list>
                </text:list-item>
                <text:list-item>
                  <text:p text:style-name="P15">Backend</text:p>
                  <text:list>
                    <text:list-item>
                      <text:p text:style-name="P14">MongoDb is used as database with mongoose</text:p>
                    </text:list-item>
                    <text:list-item>
                      <text:p text:style-name="P14">Express.js is used as framework for handling requests</text:p>
                    </text:list-item>
                    <text:list-item>
                      <text:p text:style-name="P14">The folder structure is:</text:p>
                    </text:list-item>
                  </text:list>
                </text:list-item>
              </text:list>
            </text:list-item>
          </text:list>
        </text:list-item>
      </text:list>
      <text:p text:style-name="Standard"><draw:frame draw:style-name="fr1" draw:name="Text Box 1" text:anchor-type="paragraph" svg:x="1.7173in" svg:y="0.1402in" svg:width="0.7291in" style:rel-width="scale" svg:height="0.2709in" style:rel-height="scale" draw:z-index="11"><draw:text-box><text:p text:style-name="Normal"><text:span text:style-name="Default_20_Paragraph_20_Font"><text:span text:style-name="T3">app.js</text:span></text:span></text:p></draw:text-box></draw:frame><text:span text:style-name="Default_20_Paragraph_20_Font"><text:span text:style-name="T12"/></text:span></text:p>
      <text:p text:style-name="Standard"><draw:connector text:anchor-type="paragraph" draw:z-index="10" draw:style-name="gr1" draw:text-style-name="P25" draw:type="line" svg:x1="1.6134in" svg:y1="0.0681in" svg:x2="1.5925in" svg:y2="1.5366in" svg:d="M4098 173l-53 3730" svg:viewBox="0 0 55 3732"><text:p/></draw:connector><draw:frame draw:style-name="fr1" draw:name="Text Box 3" text:anchor-type="paragraph" svg:x="1.7173in" svg:y="0.2035in" svg:width="0.7291in" style:rel-width="scale" svg:height="0.2709in" style:rel-height="scale" draw:z-index="0"><draw:text-box><text:p text:style-name="Normal"><text:span text:style-name="Default_20_Paragraph_20_Font"><text:span text:style-name="T3">gulpfile.js</text:span></text:span></text:p></draw:text-box></draw:frame><text:span text:style-name="Default_20_Paragraph_20_Font"><text:span text:style-name="T12"/></text:span></text:p>
      <text:p text:style-name="P2"/>
      <text:p text:style-name="Standard"><draw:frame draw:style-name="fr1" draw:name="Text Box 4" text:anchor-type="paragraph" svg:x="1.7173in" svg:y="0.1189in" svg:width="0.8957in" style:rel-width="scale" svg:height="0.211in" style:rel-height="scale" draw:z-index="1"><draw:text-box><text:p text:style-name="Normal">controllers\</text:p></draw:text-box></draw:frame><draw:connector text:anchor-type="paragraph" draw:z-index="2" draw:style-name="gr1" draw:text-style-name="P25" draw:type="line" svg:x1="2.6134in" svg:y1="0.1736in" svg:x2="2.6134in" svg:y2="0.7571in" svg:d="M6638 441v1482" svg:viewBox="0 0 2 1483"><text:p/></draw:connector><draw:frame draw:style-name="fr1" draw:name="Text Box 6" text:anchor-type="paragraph" svg:x="2.7484in" svg:y="0.1291in" svg:width="0.7291in" style:rel-width="scale" svg:height="0.2736in" style:rel-height="scale" draw:z-index="3"><draw:text-box><text:p text:style-name="Normal"><text:span text:style-name="Default_20_Paragraph_20_Font"><text:span text:style-name="T3">main.js</text:span></text:span></text:p></draw:text-box></draw:frame><text:span text:style-name="Default_20_Paragraph_20_Font"><text:span text:style-name="T12"/></text:span></text:p>
      <text:p text:style-name="Standard"><draw:frame draw:style-name="fr1" draw:name="Text Box 7" text:anchor-type="paragraph" svg:x="2.7484in" svg:y="0.1953in" svg:width="1.4583in" style:rel-width="scale" svg:height="0.25in" style:rel-height="scale" draw:z-index="4"><draw:text-box><text:p text:style-name="Normal"><text:span text:style-name="Default_20_Paragraph_20_Font"><text:span text:style-name="T26">Other controllers</text:span></text:span></text:p></draw:text-box></draw:frame><text:span text:style-name="Default_20_Paragraph_20_Font"><text:span text:style-name="T12"/></text:span></text:p>
      <text:p text:style-name="P2"/>
      <text:p text:style-name="Standard"><draw:custom-shape text:anchor-type="paragraph" draw:z-index="9" draw:style-name="gr2" draw:text-style-name="P27" svg:width="2.6358in" svg:height="0.7717in" svg:x="4.7902in" svg:y="0.0445in"><text:p text:style-name="P26">Contain the public endpoints of the web app. Call CRUD operations on Database models</text:p><draw:enhanced-geometry svg:viewBox="0 0 21600 21600" draw:path-stretchpoint-x="21600" draw:path-stretchpoint-y="21600" draw:text-areas="?f3 ?f5 ?f4 ?f6" draw:type="non-primitive" draw:modifiers="-47810 -131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Standard"><draw:frame draw:style-name="fr1" draw:name="Text Box 9" text:anchor-type="paragraph" svg:x="1.7484in" svg:y="0.1709in" svg:width="0.7291in" style:rel-width="scale" svg:height="0.2736in" style:rel-height="scale" draw:z-index="5"><draw:text-box><text:p text:style-name="Normal">models</text:p></draw:text-box></draw:frame><draw:frame draw:style-name="fr1" draw:name="Text Box 10" text:anchor-type="paragraph" svg:x="2.478in" svg:y="0.1709in" svg:width="1.198in" style:rel-width="scale" svg:height="0.3839in" style:rel-height="scale" draw:z-index="7"><draw:text-box><text:p text:style-name="Normal"><text:span text:style-name="Default_20_Paragraph_20_Font"><text:span text:style-name="T26">Database models</text:span></text:span></text:p></draw:text-box></draw:frame><text:span text:style-name="Default_20_Paragraph_20_Font"><text:span text:style-name="T12"/></text:span></text:p>
      <text:p text:style-name="Standard"><draw:connector text:anchor-type="paragraph" draw:z-index="6" draw:style-name="gr1" draw:text-style-name="P25" draw:type="line" svg:x1="2.3217in" svg:y1="0.0417in" svg:x2="2.3217in" svg:y2="0.9366in" svg:d="M5897 106v2273" svg:viewBox="0 0 2 2275"><text:p/></draw:connector><text:span text:style-name="Default_20_Paragraph_20_Font"><text:span text:style-name="T12"/></text:span></text:p>
      <text:p text:style-name="P2"/>
      <text:p text:style-name="P2"/>
      <text:p text:style-name="Standard"><draw:custom-shape text:anchor-type="paragraph" draw:z-index="8" draw:style-name="gr2" draw:text-style-name="P27" svg:width="2.5004in" svg:height="0.7717in" svg:x="3.9571in" svg:y="0.2102in"><text:p text:style-name="P26">Contain the Schemes <text:s/>for different database entities and CRUD methods to act on them.</text:p><draw:enhanced-geometry svg:viewBox="0 0 21600 21600" draw:path-stretchpoint-x="21600" draw:path-stretchpoint-y="21600" draw:text-areas="?f3 ?f5 ?f4 ?f6" draw:type="non-primitive" draw:modifiers="-32090 -859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P2"/>
      <text:p text:style-name="P2"/>
      <text:p text:style-name="P2"/>
      <text:p text:style-name="P2"/>
      <text:list xml:id="list164429408946854" text:continue-numbering="true" text:style-name="L1">
        <text:list-item>
          <text:list>
            <text:list-item>
              <text:list>
                <text:list-item>
                  <text:list>
                    <text:list-item>
                      <text:p text:style-name="P14"/>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Courier New" svg:font-family="'Courier New'"/>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fo:font-weight="normal" style:font-weight-asian="normal" style:font-weight-complex="norma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2" style:display-name="WW_CharLFO4LVL2" style:family="text">
      <style:text-properties fo:font-weight="normal" style:font-weight-asian="normal" style:font-weight-complex="norma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fo:font-weight="normal" style:font-weight-asian="normal" style:font-weight-complex="normal"/>
    </style:style>
    <style:style style:name="WW_5f_CharLFO4LVL7" style:display-name="WW_CharLFO4LVL7" style:family="text">
      <style:text-properties fo:font-weight="normal" style:font-weight-asian="normal" style:font-weight-complex="normal"/>
    </style:style>
    <style:style style:name="WW_5f_CharLFO4LVL9" style:display-name="WW_CharLFO4LVL9"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ing_20_1">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h text:style-name="MP1" text:outline-level="1">Personal Finance SRS</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3-23T00:21:00Z</meta:creation-date>
    <dc:date>2016-04-24T16:44:28.047000000</dc:date>
    <meta:editing-cycles>43</meta:editing-cycles>
    <meta:editing-duration>PT20H20M10S</meta:editing-duration>
    <meta:document-statistic meta:table-count="0" meta:image-count="0" meta:object-count="0" meta:page-count="5" meta:paragraph-count="159" meta:word-count="1240" meta:character-count="7411" meta:non-whitespace-character-count="6394"/>
    <meta:template xlink:type="simple" xlink:actuate="onRequest" xlink:title="" xlink:href="Normal.dotm"/>
  </office:meta>
</office:document-meta>
</file>